
<file path=META-INF/manifest.xml><?xml version="1.0" encoding="utf-8"?>
<manifest:manifest xmlns:manifest="urn:oasis:names:tc:opendocument:xmlns:manifest:1.0">
  <manifest:file-entry manifest:media-type="application/vnd.oasis.opendocument.spreadsheet" manifest:version="1.2" manifest:full-path="/"/>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ymbol" svg:font-family="Symbol"/>
    <style:font-face style:name="Helvetica" svg:font-family="Helvetica" style:font-family-generic="swiss"/>
    <style:font-face style:name="Arial" svg:font-family="Aria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3" style:family="table-column">
      <style:table-column-properties fo:break-before="auto" style:column-width="0.8925in"/>
    </style:style>
    <style:style style:name="co2" style:family="table-column">
      <style:table-column-properties fo:break-before="auto" style:column-width="2.6417in"/>
    </style:style>
    <style:style style:name="co4" style:family="table-column">
      <style:table-column-properties fo:break-before="auto" style:column-width="3.3043in"/>
    </style:style>
    <style:style style:name="ro1" style:family="table-row">
      <style:table-row-properties style:row-height="0.1638in" fo:break-before="auto" style:use-optimal-row-height="true"/>
    </style:style>
    <style:style style:name="ro2" style:family="table-row">
      <style:table-row-properties style:row-height="0.178in" fo:break-before="auto" style:use-optimal-row-height="true"/>
    </style:style>
    <style:style style:name="ro3" style:family="table-row">
      <style:table-row-properties style:row-height="0.1965in" fo:break-before="auto" style:use-optimal-row-height="true"/>
    </style:style>
    <style:style style:name="ro4" style:family="table-row">
      <style:table-row-properties style:row-height="0.7252in" fo:break-before="auto" style:use-optimal-row-height="true"/>
    </style:style>
    <style:style style:name="ro5" style:family="table-row">
      <style:table-row-properties style:row-height="0.3728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color="#000000" style:text-outline="false" style:text-line-through-style="none" style:font-name="Helvetica" fo:font-size="10pt" fo:language="en" fo:country="US" fo:font-style="normal" fo:text-shadow="none" style:text-underline-style="none" fo:font-weight="normal" style:text-underline-mode="continuous" style:text-overline-mode="continuous" style:text-line-through-mode="continuous" style:font-name-asian="Helvetica"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2" style:family="table-cell" style:parent-style-name="Default">
      <style:text-properties fo:color="#000000" style:text-outline="false" style:text-line-through-style="none" style:font-name="Helvetica" fo:font-size="9pt" fo:language="en" fo:country="US" fo:font-style="normal" fo:text-shadow="none" style:text-underline-style="none" fo:font-weight="normal" style:text-underline-mode="continuous" style:text-overline-mode="continuous" style:text-line-through-mode="continuous" style:font-name-asian="Helvetica" style:font-size-asian="9pt" style:language-asian="en" style:country-asian="US" style:font-style-asian="normal" style:font-weight-asian="normal" style:font-size-complex="5.09999990463257pt" style:language-complex="en" style:country-complex="US" style:font-style-complex="normal" style:font-weight-complex="normal" style:text-emphasize="none" style:font-relief="none" style:text-overline-style="none" style:text-overline-color="font-color"/>
    </style:style>
    <style:style style:name="ce3" style:family="table-cell" style:parent-style-name="Default">
      <style:text-properties fo:color="#000000" style:font-name="Helvetica" fo:language="en" fo:country="US" style:font-name-asian="Helvetica" style:language-asian="en" style:country-asian="US" style:font-name-complex="Helvetica" style:font-size-complex="5.65000009536743pt" style:language-complex="en" style:country-complex="US"/>
    </style:style>
    <style:style style:name="ce4" style:family="table-cell" style:parent-style-name="Default">
      <style:text-properties fo:color="#000000" style:text-outline="false" style:text-line-through-style="none"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5" style:family="table-cell" style:parent-style-name="Default">
      <style:text-properties fo:color="#000000" style:text-outline="false" style:text-line-through-style="none" style:font-name="Helvetica" fo:language="en" fo:country="US" fo:font-style="normal" fo:text-shadow="none" style:text-underline-style="none" fo:font-weight="normal" style:text-underline-mode="continuous" style:text-overline-mode="continuous" style:text-line-through-mode="continuous" style:font-name-asian="Helvetica" style:language-asian="en" style:country-asian="US" style:font-style-asian="normal" style:font-weight-asian="normal" style:font-name-complex="Helvetica" style:language-complex="en" style:country-complex="US" style:font-style-complex="normal" style:font-weight-complex="normal" style:text-emphasize="none" style:font-relief="none" style:text-overline-style="none" style:text-overline-color="font-color"/>
    </style:style>
    <style:style style:name="ce6" style:family="table-cell" style:parent-style-name="Default">
      <style:text-properties fo:color="#000000" style:text-outline="false" style:text-line-through-style="none" style:font-name="Helvetica" fo:language="en" fo:country="US" fo:font-style="normal" fo:text-shadow="none" style:text-underline-style="none" fo:font-weight="normal" style:text-underline-mode="continuous" style:text-overline-mode="continuous" style:text-line-through-mode="continuous" style:font-name-asian="Helvetica"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7" style:family="table-cell" style:parent-style-name="Default">
      <style:text-properties fo:color="#000000" fo:language="en" fo:country="US" style:language-asian="en" style:country-asian="US" style:font-size-complex="5.65000009536743pt" style:language-complex="en" style:country-complex="US"/>
    </style:style>
    <style:style style:name="ce8" style:family="table-cell" style:parent-style-name="Default">
      <style:text-properties fo:color="#000000"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ta_extref" style:family="table">
      <style:table-properties table:display="false"/>
    </style:style>
    <style:style style:name="T1" style:family="text">
      <style:text-properties fo:color="#000000" style:font-name="Helvetica" fo:font-size="10pt" style:font-name-asian="Helvetica" style:font-size-asian="10pt" style:font-name-complex="Helvetica" style:font-size-complex="5.69999980926514pt"/>
    </style:style>
    <style:style style:name="T2" style:family="text">
      <style:text-properties fo:color="#000000" style:font-name="Symbol" fo:font-size="10pt" style:font-name-asian="Symbol" style:font-size-asian="10pt" style:font-name-complex="Symbol" style:font-size-complex="5.69999980926514pt"/>
    </style:style>
    <style:style style:name="T3" style:family="text">
      <style:text-properties fo:color="#000000" style:font-name="Helvetica" style:font-name-asian="Helvetica" style:font-name-complex="Helvetica" style:font-size-complex="5.69999980926514pt"/>
    </style:style>
    <style:style style:name="T4" style:family="text">
      <style:text-properties fo:color="#000000" style:font-name="Helvetica" fo:font-size="9pt" style:font-name-asian="Helvetica" style:font-size-asian="9pt" style:font-name-complex="Helvetica" style:font-size-complex="5.09999990463257pt"/>
    </style:style>
    <style:style style:name="T5" style:family="text">
      <style:text-properties fo:color="#000000" style:font-name="Helvetica" fo:font-size="6.5pt" style:font-name-asian="Helvetica" style:font-size-asian="6.5pt" style:font-name-complex="Helvetica" style:font-size-complex="3.70000004768372pt"/>
    </style:style>
    <style:style style:name="T6" style:family="text">
      <style:text-properties fo:color="#000000" style:font-name="Helvetica" fo:font-size="7.5pt" style:font-name-asian="Helvetica" style:font-size-asian="7.5pt" style:font-name-complex="Helvetica" style:font-size-complex="4.30000019073486pt"/>
    </style:style>
  </office:automatic-styles>
  <office:body>
    <office:spreadsheet>
      <table:table table:name="Sheet1" table:style-name="ta1" table:print="false">
        <table:table-column table:style-name="co2" table:default-cell-style-name="ce1"/>
        <table:table-column table:style-name="co4" table:default-cell-style-name="ce1"/>
        <table:table-row table:style-name="ro2">
          <table:table-cell table:style-name="Default"/>
          <table:table-cell/>
        </table:table-row>
        <table:table-row table:style-name="ro2">
          <table:table-cell table:style-name="Default" office:value-type="string">
            <text:p>muscle contraction </text:p>
          </table:table-cell>
          <table:table-cell office:value-type="string">
            <text:p>A band is Always the same length).</text:p>
          </table:table-cell>
        </table:table-row>
        <table:table-row table:style-name="ro2">
          <table:table-cell table:style-name="Default"/>
          <table:table-cell table:style-name="Default" office:value-type="string">
            <text:p>HIZ shrinkage </text:p>
          </table:table-cell>
        </table:table-row>
        <table:table-row table:style-name="ro2">
          <table:table-cell office:value-type="string">
            <text:p>Endochondral ossification</text:p>
          </table:table-cell>
          <table:table-cell office:value-type="string">
            <text:p>Longitudinal bone growth. Cartilaginous model of bone is first made by chondrocytes. Osteoclasts and osteoblasts later replace with woven bone and remodel to lamellar bone.</text:p>
          </table:table-cell>
        </table:table-row>
        <table:table-row table:style-name="ro2">
          <table:table-cell office:value-type="string">
            <text:p>Osteoblast source</text:p>
          </table:table-cell>
          <table:table-cell office:value-type="string">
            <text:p>mesenchymal stem cells in periosteum.</text:p>
          </table:table-cell>
        </table:table-row>
        <table:table-row table:style-name="ro2">
          <table:table-cell office:value-type="string">
            <text:p>Membranous ossification</text:p>
          </table:table-cell>
          <table:table-cell office:value-type="string">
            <text:p>Flat bone growth (skull, facial bones, and axial skeleton). Woven bone formed directly without cartilage. Later remodeled to lamellar bone.</text:p>
          </table:table-cell>
        </table:table-row>
        <table:table-row table:style-name="ro3">
          <table:table-cell table:style-name="ce2" office:value-type="string">
            <text:p>Achondroplasia</text:p>
          </table:table-cell>
          <table:table-cell table:style-name="ce4" office:value-type="string">
            <text:p><text:span text:style-name="T1">Failure of longitudinal bone growth </text:span><text:span text:style-name="T2">→ </text:span><text:span text:style-name="T1">short limbs. Membranous ossification is not affected. </text:span></text:p>
          </table:table-cell>
        </table:table-row>
        <table:table-row table:style-name="ro2">
          <table:table-cell table:style-name="Default"/>
          <table:table-cell office:value-type="string">
            <text:p><text:s/>Impaired cartilage maturation in growth plate caused by fibroblast growth factor receptor mutation. Normal life span and fertility.</text:p>
          </table:table-cell>
        </table:table-row>
        <table:table-row table:style-name="ro2">
          <table:table-cell table:style-name="Default"/>
          <table:table-cell table:style-name="Default" office:value-type="string">
            <text:p>constitutive activation of fibroblast growth factor receptor ( FGFR#) actually inhibits chondrocyte proliferation. Autosomal dominant inheritance. </text:p>
          </table:table-cell>
        </table:table-row>
        <table:table-row table:style-name="ro2">
          <table:table-cell table:style-name="Default" office:value-type="string">
            <text:p>osteoporosis </text:p>
          </table:table-cell>
          <table:table-cell table:style-name="Default" office:value-type="string">
            <text:p>reduction of primarily trabecular ( spongy) bone mass in spite of normal bone mineralization </text:p>
          </table:table-cell>
        </table:table-row>
        <table:table-row table:style-name="ro4">
          <table:table-cell office:value-type="string">
            <text:p>Vertebral crush fractures</text:p>
          </table:table-cell>
          <table:table-cell table:style-name="ce3" office:value-type="string">
            <text:p><text:span text:style-name="T3">acute back pain, loss of height, kyphosis.</text:span></text:p>
            <text:p><text:span text:style-name="T3">Distal radius (Colles’) fractures, vertebral wedge fractures.</text:span></text:p>
            <text:p><text:span text:style-name="T3">Prophylaxis: exercise and calcium ingestion before age 30.</text:span></text:p>
            <text:p><text:span text:style-name="T3">Treatment: estrogen and/or calcitonin; bisphosphonates or pulsatile PTH for severe cases. Glucocorticoids are contra- indicated.</text:span></text:p>
          </table:table-cell>
        </table:table-row>
        <table:table-row table:style-name="ro3">
          <table:table-cell table:style-name="ce2" office:value-type="string">
            <text:p>Osteopetrosis (marble bone disease)</text:p>
          </table:table-cell>
          <table:table-cell table:style-name="ce4" office:value-type="string">
            <text:p><text:span text:style-name="T1">Failure of normal bone resorption </text:span><text:span text:style-name="T2">→ </text:span><text:span text:style-name="T1">thickened, dense bones. Bone defect is due to abnormal function of osteoclasts. Serum calcium, phosphate, and alkaline phosphatase are normal. </text:span><text:span text:style-name="T2">↓ </text:span><text:span text:style-name="T1">marrow space leads to anemia, thrombocytopenia, infection. Genetic deficiency of carbonic anhydrase II. X-rays shows “Erlenmeyer flask” bones that flare out. Can result in cranial nerve impingement and palsies due to narrowed foramina.</text:span></text:p>
          </table:table-cell>
        </table:table-row>
        <table:table-row table:style-name="ro3">
          <table:table-cell table:style-name="ce2" office:value-type="string">
            <text:p>Osteomalacia/rickets</text:p>
          </table:table-cell>
          <table:table-cell table:style-name="ce4" office:value-type="string">
            <text:p><text:span text:style-name="T1">Defective mineralization/calcification of osteoid </text:span><text:span text:style-name="T2">→ </text:span><text:span text:style-name="T1">soft bones</text:span></text:p>
          </table:table-cell>
        </table:table-row>
        <table:table-row table:style-name="ro2">
          <table:table-cell table:style-name="ce2" office:value-type="string">
            <text:p>Osteitis fibrosa cystica</text:p>
          </table:table-cell>
          <table:table-cell office:value-type="string">
            <text:p>Caused by hyperparathyroidism. Characterized by “brown tumors” (cystic spaces lined by osteoclasts, filled with fibrous stroma and sometimes blood). High serum calcium, low serum phosphorus, and high ALP.</text:p>
          </table:table-cell>
        </table:table-row>
        <table:table-row table:style-name="ro3">
          <table:table-cell table:style-name="ce2" office:value-type="string">
            <text:p>Paget’s disease (osteitis deformans)</text:p>
          </table:table-cell>
          <table:table-cell table:style-name="ce4" office:value-type="string">
            <text:p><text:span text:style-name="T1">bnormal bone architecture caused by </text:span><text:span text:style-name="T2">↑ </text:span><text:span text:style-name="T1">in both osteoblastic and osteoclastic activity. Possibly viral in origin. Serum calcium, phosphorus, and PTH levels are normal. </text:span><text:span text:style-name="T2">↑ </text:span><text:span text:style-name="T1">ALP. Mosaic bone pattern; long bone chalk-stick fractures. </text:span><text:span text:style-name="T2">↑ </text:span><text:span text:style-name="T1">blood flow from </text:span><text:span text:style-name="T2">↑ </text:span><text:span text:style-name="T1">arteriovenous shunts may cause high-output CHF. Can lead to osteogenic sarcoma.</text:span></text:p>
          </table:table-cell>
        </table:table-row>
        <table:table-row table:style-name="ro3">
          <table:table-cell table:style-name="Default"/>
          <table:table-cell table:style-name="ce4" office:value-type="string">
            <text:p><text:span text:style-name="T1">Hat size can be </text:span><text:span text:style-name="T2">↑</text:span><text:span text:style-name="T1">; hearing loss is common due to auditory foramen narrowing.</text:span></text:p>
          </table:table-cell>
        </table:table-row>
        <table:table-row table:style-name="ro2">
          <table:table-cell table:style-name="ce2" office:value-type="string">
            <text:p>Polyostotic fibrous dysplasia</text:p>
          </table:table-cell>
          <table:table-cell office:value-type="string">
            <text:p>Bone is replaced by fibroblasts, collagen, and irregular bony trabeculae. Affects many bones</text:p>
          </table:table-cell>
        </table:table-row>
        <table:table-row table:style-name="ro2">
          <table:table-cell office:value-type="string">
            <text:p>McCune-Albright syndrome</text:p>
          </table:table-cell>
          <table:table-cell office:value-type="string">
            <text:p><text:s/>a form of polyostotic fibrous dysplasia characterized by multiple unilateral bone lesions associated with endocrine abnormalities (precocious puberty) and unilateral pigmented skin lesions (café-au-lait spots/“coast of Maine” spots).</text:p>
          </table:table-cell>
        </table:table-row>
        <table:table-row table:style-name="ro2">
          <table:table-cell office:value-type="string">
            <text:p>Osteoma</text:p>
          </table:table-cell>
          <table:table-cell office:value-type="string">
            <text:p>Associated with Gardner’s syndrome (FAP). New piece of bone grows on another piece of bone, often in the skull.</text:p>
          </table:table-cell>
        </table:table-row>
        <table:table-row table:style-name="ro2">
          <table:table-cell office:value-type="string">
            <text:p>Osteoid osteoma</text:p>
          </table:table-cell>
          <table:table-cell office:value-type="string">
            <text:p>nterlacing trabeculae of woven bone surrounded by osteoblasts. &lt; 2 cm and found in proximal tibia and femur. Most common in men &lt; 25 years of age.</text:p>
          </table:table-cell>
        </table:table-row>
        <table:table-row table:style-name="ro2">
          <table:table-cell office:value-type="string">
            <text:p>Osteoblastoma</text:p>
          </table:table-cell>
          <table:table-cell office:value-type="string">
            <text:p>Same morphologically as osteoid osteoma, but larger and found in vertebral column.</text:p>
          </table:table-cell>
        </table:table-row>
        <table:table-row table:style-name="ro2">
          <table:table-cell office:value-type="string">
            <text:p>Giant cell tumor osteoclastoma </text:p>
          </table:table-cell>
          <table:table-cell office:value-type="string">
            <text:p>Occurs most commonly at epiphyseal end of long bones. Peak incidence 20–40 years</text:p>
          </table:table-cell>
        </table:table-row>
        <table:table-row table:style-name="ro2">
          <table:table-cell/>
          <table:table-cell office:value-type="string">
            <text:p>of age. Locally aggressive benign tumor often around the distal femur, proximal tibial region (knee). Characteristic “double bubble” or “soap bubble” appearance on x-ray. Spindle-shaped cells with multinucleated giant cells.</text:p>
          </table:table-cell>
        </table:table-row>
        <table:table-row table:style-name="ro2">
          <table:table-cell office:value-type="string">
            <text:p>Osteochondroma (exostosis)</text:p>
          </table:table-cell>
          <table:table-cell office:value-type="string">
            <text:p>Most common benign bone tumor. Mature bone with cartilaginous cap. Usually in men &lt; 25 years of age. Commonly originates from long metaphysis. Malignant transformation to chondrosarcoma is rare.</text:p>
          </table:table-cell>
        </table:table-row>
        <table:table-row table:style-name="ro2">
          <table:table-cell office:value-type="string">
            <text:p>Enchondroma</text:p>
          </table:table-cell>
          <table:table-cell office:value-type="string">
            <text:p>Benign cartilaginous neoplasm found in intramedullary bone. Usually distal extremities (vs. chondrosarcoma).</text:p>
          </table:table-cell>
        </table:table-row>
        <table:table-row table:style-name="ro2">
          <table:table-cell office:value-type="string">
            <text:p>Osteosarcoma (osteogenic sarcoma)</text:p>
          </table:table-cell>
          <table:table-cell office:value-type="string">
            <text:p>2nd most common 1° malignant tumor of bone (after multiple myeloma). Peak incidence in men 10–20 years of age. Commonly found in the metaphysis of long bones, often around distal femur, proximal tibial region (knee). Predisposing factors include Paget’s disease of bone, bone infarcts, radiation, and familial retinoblastoma. Codman’s triangle or sunburst pattern (from elevation of periosteum) on x-ray. Poor prognosis.</text:p>
          </table:table-cell>
        </table:table-row>
        <table:table-row table:style-name="ro2">
          <table:table-cell office:value-type="string">
            <text:p>Ewing’s sarcoma</text:p>
          </table:table-cell>
          <table:table-cell office:value-type="string">
            <text:p>Anaplastic small blue cell malignant tumor. Most common in boys &lt; 15. Extremely aggressive with early mets, but responsive to chemotherapy. Characteristic “onion-skin” appearance in bone (“going out for Ewings and onion rings”). Commonly appears in diaphysis of long bones, pelvis, scapula, and ribs. 11;22 translocation.</text:p>
          </table:table-cell>
        </table:table-row>
        <table:table-row table:style-name="ro2">
          <table:table-cell table:style-name="ce3" office:value-type="string">
            <text:p>Chondrosarcoma</text:p>
          </table:table-cell>
          <table:table-cell office:value-type="string">
            <text:p>Malignant cartilaginous tumor. Most common in men aged 30–60. Usually located in pelvis, spine, scapula, humerus, tibia, or femur. May be of 1° origin or from osteochondroma. Expansile glistening mass within the medullary cavity.</text:p>
          </table:table-cell>
        </table:table-row>
        <table:table-row table:style-name="ro2">
          <table:table-cell office:value-type="string">
            <text:p>Epiphysis</text:p>
          </table:table-cell>
          <table:table-cell office:value-type="string">
            <text:p>Giant cell tumor (osteoclastoma)</text:p>
          </table:table-cell>
        </table:table-row>
        <table:table-row table:style-name="ro3">
          <table:table-cell office:value-type="string">
            <text:p>Metaphysis</text:p>
          </table:table-cell>
          <table:table-cell office:value-type="string">
            <text:p>Osteochondroma, <text:span text:style-name="T1">Osteosarcoma</text:span></text:p>
          </table:table-cell>
        </table:table-row>
        <table:table-row table:style-name="ro3">
          <table:table-cell office:value-type="string">
            <text:p>Diaphysis</text:p>
          </table:table-cell>
          <table:table-cell office:value-type="string">
            <text:p>Osteoid osteoma, <text:span text:style-name="T1">Ewing’s sarcoma</text:span></text:p>
          </table:table-cell>
        </table:table-row>
        <table:table-row table:style-name="ro3">
          <table:table-cell office:value-type="string">
            <text:p>Intramedullary</text:p>
          </table:table-cell>
          <table:table-cell office:value-type="string">
            <text:p>Enchondroma, <text:span text:style-name="T1">Chondrosarcoma</text:span></text:p>
          </table:table-cell>
        </table:table-row>
        <table:table-row table:style-name="ro5">
          <table:table-cell table:style-name="ce2" office:value-type="string">
            <text:p>Osteoarthritis</text:p>
          </table:table-cell>
          <table:table-cell table:style-name="ce3" office:value-type="string">
            <text:p><text:span text:style-name="T3">Mechanical––wear and tear of joints leads to destruction of articular cartilage, subchondral cysts, sclerosis, osteophytes, eburnation, Heberden’s nodes (DIP), and Bouchard’s nodes (PIP).Predisposing factors: age, obesity, joint deformity. Classic presentation: pain in weight-bearing joints after use (e.g., at the end of the day),</text:span></text:p>
            <text:p><text:span text:style-name="T3">improving with rest. No systemic symptoms.</text:span></text:p>
          </table:table-cell>
        </table:table-row>
        <table:table-row table:style-name="ro2">
          <table:table-cell table:style-name="Default" office:value-type="string">
            <text:p>osteophytes</text:p>
          </table:table-cell>
          <table:table-cell table:style-name="Default" office:value-type="string">
            <text:p>bone spurs</text:p>
          </table:table-cell>
        </table:table-row>
        <table:table-row table:style-name="ro2">
          <table:table-cell table:style-name="Default" office:value-type="string">
            <text:p>heberden's nodes</text:p>
          </table:table-cell>
          <table:table-cell table:style-name="Default" office:value-type="string">
            <text:p>DIP</text:p>
          </table:table-cell>
        </table:table-row>
        <table:table-row table:style-name="ro2">
          <table:table-cell table:style-name="Default" office:value-type="string">
            <text:p>bouchard's nodes </text:p>
          </table:table-cell>
          <table:table-cell table:style-name="Default" office:value-type="string">
            <text:p>PIP </text:p>
          </table:table-cell>
        </table:table-row>
        <table:table-row table:style-name="ro3">
          <table:table-cell table:style-name="ce2" office:value-type="string">
            <text:p>Rheumatoid</text:p>
          </table:table-cell>
          <table:table-cell table:style-name="ce5" office:value-type="string">
            <text:p><text:span text:style-name="T1">autoimmune––inflammatory disorder affecting synovial joints, with pannus formation in </text:span><text:span text:style-name="T4">arthritis J</text:span><text:span text:style-name="T1">oints (MCP, PIP), subcutaneous rheumatoid nodules, ulnar deviation, subluxation</text:span></text:p>
          </table:table-cell>
        </table:table-row>
        <table:table-row table:style-name="ro3">
          <table:table-cell table:style-name="Default"/>
          <table:table-cell table:style-name="ce4" office:value-type="string">
            <text:p><text:span text:style-name="T1">. Females </text:span><text:span text:style-name="T2">&gt; </text:span><text:span text:style-name="T1">males. 80% of RA patients have positive rheumatoid factor (anti-IgG antibody).</text:span></text:p>
          </table:table-cell>
        </table:table-row>
        <table:table-row table:style-name="ro2">
          <table:table-cell table:style-name="Default"/>
          <table:table-cell office:value-type="string">
            <text:p>Strong association with HLA-DR4. Classic presentation: morning stiffness improving with use, symmetric joint</text:p>
          </table:table-cell>
        </table:table-row>
        <table:table-row table:style-name="ro2">
          <table:table-cell table:style-name="Default"/>
          <table:table-cell office:value-type="string">
            <text:p>involvement, and systemic symptoms (fever, fatigue, pleuritis, pericarditis).</text:p>
          </table:table-cell>
        </table:table-row>
        <table:table-row table:style-name="ro2">
          <table:table-cell table:style-name="Default"/>
          <table:table-cell table:style-name="Default" office:value-type="string">
            <text:p>boutonniere deformity, swan neck deformity, Z thumb deformity </text:p>
          </table:table-cell>
        </table:table-row>
        <table:table-row table:style-name="ro2">
          <table:table-cell table:style-name="ce2" office:value-type="string">
            <text:p>Sjögren’s syndrome</text:p>
          </table:table-cell>
          <table:table-cell office:value-type="string">
            <text:p>Classic triad: 1. Xerophthalmia (dry eyes, conjunctivitis)</text:p>
          </table:table-cell>
        </table:table-row>
        <table:table-row table:style-name="ro2">
          <table:table-cell table:style-name="Default"/>
          <table:table-cell office:value-type="string">
            <text:p>2. Xerostomia (dry mouth, dysphagia)</text:p>
          </table:table-cell>
        </table:table-row>
        <table:table-row table:style-name="ro3">
          <table:table-cell table:style-name="Default"/>
          <table:table-cell table:style-name="ce4" office:value-type="string">
            <text:p><text:span text:style-name="T1">3. Arthritis Parotid enlargement, </text:span><text:span text:style-name="T2">↑ </text:span><text:span text:style-name="T1">risk of B-cell lymphoma,</text:span></text:p>
          </table:table-cell>
        </table:table-row>
        <table:table-row table:style-name="ro2">
          <table:table-cell table:style-name="Default"/>
          <table:table-cell office:value-type="string">
            <text:p>dental caries. Autoantibodies to ribonucleoprotein</text:p>
          </table:table-cell>
        </table:table-row>
        <table:table-row table:style-name="ro2">
          <table:table-cell table:style-name="Default"/>
          <table:table-cell office:value-type="string">
            <text:p>antigens, SS-A (Ro), SS-B (La). Predominantly affects females between 40 and</text:p>
          </table:table-cell>
        </table:table-row>
        <table:table-row table:style-name="ro2">
          <table:table-cell table:style-name="Default"/>
          <table:table-cell office:value-type="string">
            <text:p>60 years of age.</text:p>
          </table:table-cell>
        </table:table-row>
        <table:table-row table:style-name="ro2">
          <table:table-cell office:value-type="string">
            <text:p>Sicca syndrome</text:p>
          </table:table-cell>
          <table:table-cell office:value-type="string">
            <text:p>dry eyes, dry mouth, nasal and vaginal dryness, chronic bronchitis, reflux esophagitis.</text:p>
          </table:table-cell>
        </table:table-row>
        <table:table-row table:style-name="ro2">
          <table:table-cell table:style-name="Default" office:value-type="string">
            <text:p>gout symptoms </text:p>
          </table:table-cell>
          <table:table-cell office:value-type="string">
            <text:p>Asymmetric joint distribution. Joint is swollen, red, and painful. Classic manifestation is painful MTP joint</text:p>
          </table:table-cell>
        </table:table-row>
        <table:table-row table:style-name="ro2">
          <table:table-cell table:style-name="Default"/>
          <table:table-cell office:value-type="string">
            <text:p>of the big toe (podagra). Tophus formation (often on external ear or Achilles tendon). Acute attack tends to occur after alcohol consumption or a large meal.</text:p>
          </table:table-cell>
        </table:table-row>
        <table:table-row table:style-name="ro2">
          <table:table-cell table:style-name="Default"/>
          <table:table-cell table:style-name="Default" office:value-type="string">
            <text:p>alcohol consumption= alcohol metabolites compete for same excretion sites in kidney as uric acid, causing decrease uric acid secretion and subsequent build up in blood. </text:p>
          </table:table-cell>
        </table:table-row>
        <table:table-row table:style-name="ro2">
          <table:table-cell table:style-name="Default" office:value-type="string">
            <text:p>gout findings </text:p>
          </table:table-cell>
          <table:table-cell office:value-type="string">
            <text:p>Precipitation of monosodium urate crystals into joints due to hyperuricemia, which can be caused by</text:p>
          </table:table-cell>
        </table:table-row>
        <table:table-row table:style-name="ro3">
          <table:table-cell table:style-name="Default"/>
          <table:table-cell table:style-name="ce4" office:value-type="string">
            <text:p><text:span text:style-name="T1">Lesch-Nyhan syndrome, PRPP excess, </text:span><text:span text:style-name="T2">↓ </text:span><text:span text:style-name="T1">excretion of uric acid (e.g., thiazide diuretics), </text:span><text:span text:style-name="T2">↑ </text:span><text:span text:style-name="T1">cell turnover, or von Gierke’s disease. Crystals are needle shaped and negatively birefringent</text:span></text:p>
          </table:table-cell>
        </table:table-row>
        <table:table-row table:style-name="ro2">
          <table:table-cell table:style-name="Default"/>
          <table:table-cell table:style-name="Default" office:value-type="string">
            <text:p>Yellow crystals under parallel light </text:p>
          </table:table-cell>
        </table:table-row>
        <table:table-row table:style-name="ro2">
          <table:table-cell table:style-name="ce2" office:value-type="string">
            <text:p>Pseudogout</text:p>
          </table:table-cell>
          <table:table-cell office:value-type="string">
            <text:p>Caused by deposition of calcium pyrophosphate crystals within the joint space. Forms basophilic, rhomboid crystals that are weakly positively birefringent. Usually affects large joints (classically the knee). &gt; 50 years old; both sexes affected equally. No treatment.</text:p>
          </table:table-cell>
        </table:table-row>
        <table:table-row table:style-name="ro3">
          <table:table-cell table:style-name="ce3" office:value-type="string">
            <text:p>Gout–</text:p>
          </table:table-cell>
          <table:table-cell table:style-name="ce4" office:value-type="string">
            <text:p><text:span text:style-name="T1">crystals are yellow when parallel (</text:span><text:span text:style-name="T2">||</text:span><text:span text:style-name="T1">) to the light. But blue when perpendicular to light</text:span></text:p>
          </table:table-cell>
        </table:table-row>
        <table:table-row table:style-name="ro3">
          <table:table-cell office:value-type="string">
            <text:p>Pseudogout</text:p>
          </table:table-cell>
          <table:table-cell table:style-name="ce4" office:value-type="string">
            <text:p><text:span text:style-name="T1">crystals are yellow when perpendicular (</text:span><text:span text:style-name="T2">⊥</text:span><text:span text:style-name="T1">) to the light. Pseudogout is</text:span></text:p>
          </table:table-cell>
        </table:table-row>
        <table:table-row table:style-name="ro2">
          <table:table-cell table:style-name="Default"/>
          <table:table-cell office:value-type="string">
            <text:p>Positively birefringent. Blue when parallel to the light. </text:p>
          </table:table-cell>
        </table:table-row>
        <table:table-row table:style-name="ro2">
          <table:table-cell table:style-name="ce2" office:value-type="string">
            <text:p>Infectious arthritis septic </text:p>
          </table:table-cell>
          <table:table-cell office:value-type="string">
            <text:p>S. aureus, Streptococcus, and Neisseria gonorrhoeae are common. Gonococcal arthritis presents as a monoarticular, migratory arthritis with an asymmetrical pattern. Affected joint is swollen, red, and painful.</text:p>
          </table:table-cell>
        </table:table-row>
        <table:table-row table:style-name="ro2">
          <table:table-cell office:value-type="string">
            <text:p>STD</text:p>
          </table:table-cell>
          <table:table-cell table:style-name="Default" office:value-type="string">
            <text:p>S= synovitis ( knee), Tenosynovitis ( hand), Dermatitis ( pustules) </text:p>
          </table:table-cell>
        </table:table-row>
        <table:table-row table:style-name="ro2">
          <table:table-cell table:style-name="Default" office:value-type="string">
            <text:p>chronic arthritis </text:p>
          </table:table-cell>
          <table:table-cell table:style-name="Default" office:value-type="string">
            <text:p>TB from mycobacterial dissemination, Lyme disease. </text:p>
          </table:table-cell>
        </table:table-row>
        <table:table-row table:style-name="ro2">
          <table:table-cell table:style-name="ce2" office:value-type="string">
            <text:p>Seronegative spondylo- arthropathies</text:p>
          </table:table-cell>
          <table:table-cell office:value-type="string">
            <text:p>Arthritis without rheumatoid factor (no anti-IgG antibody). Strong association with HLA- B27 (gene that codes for HLA MHC I). Occurs more often in males.</text:p>
          </table:table-cell>
        </table:table-row>
        <table:table-row table:style-name="ro2">
          <table:table-cell table:style-name="Default"/>
          <table:table-cell table:style-name="Default" office:value-type="string">
            <text:p>Ankylosing spondylitis, reiter's syndrome, psoriatic arthritis </text:p>
          </table:table-cell>
        </table:table-row>
        <table:table-row table:style-name="ro3">
          <table:table-cell office:value-type="string">
            <text:p>Ankylosing spondylitis</text:p>
          </table:table-cell>
          <table:table-cell table:style-name="ce4" office:value-type="string">
            <text:p><text:span text:style-name="T1">Chronic inflammatory disease of spine and sacroiliac joints </text:span><text:span text:style-name="T2">→ </text:span><text:span text:style-name="T1">ankylosis (stiff spine), uveitis, and aortic regurgitation.</text:span></text:p>
          </table:table-cell>
        </table:table-row>
        <table:table-row table:style-name="ro2">
          <table:table-cell table:style-name="Default"/>
          <table:table-cell table:style-name="Default" office:value-type="string">
            <text:p>bamboo spine</text:p>
          </table:table-cell>
        </table:table-row>
        <table:table-row table:style-name="ro2">
          <table:table-cell office:value-type="string">
            <text:p>Reiter’s syndrome reative arthritis</text:p>
          </table:table-cell>
          <table:table-cell office:value-type="string">
            <text:p>Classic triad: 1. Conjunctivitis and anterior uveitis 2. Urethritis 3. Arthritis</text:p>
          </table:table-cell>
        </table:table-row>
        <table:table-row table:style-name="ro2">
          <table:table-cell table:style-name="Default"/>
          <table:table-cell office:value-type="string">
            <text:p>“Can’t see, can’t pee,</text:p>
          </table:table-cell>
        </table:table-row>
        <table:table-row table:style-name="ro2">
          <table:table-cell table:style-name="Default"/>
          <table:table-cell office:value-type="string">
            <text:p>can’t climb a tree.” Post-GI or chlamydia</text:p>
          </table:table-cell>
        </table:table-row>
        <table:table-row table:style-name="ro2">
          <table:table-cell table:style-name="Default"/>
          <table:table-cell office:value-type="string">
            <text:p>infections.</text:p>
          </table:table-cell>
        </table:table-row>
        <table:table-row table:style-name="ro3">
          <table:table-cell office:value-type="string">
            <text:p>Psoriatic arthritis</text:p>
          </table:table-cell>
          <table:table-cell table:style-name="ce6" office:value-type="string">
            <text:p><text:span text:style-name="T1">Joint pain and stiffness associated with psoriasis. Asymmetric and patchy involvement. Dactylitis (“sausage fingers”) is commonly observed. “Pencil and cup” deformity on x-ray. Seen in fewer than </text:span><text:span text:style-name="T5">1</text:span><text:span text:style-name="T1">⁄</text:span><text:span text:style-name="T5">3 </text:span><text:span text:style-name="T1">of patients with psoriasis.</text:span></text:p>
          </table:table-cell>
        </table:table-row>
        <table:table-row table:style-name="ro2">
          <table:table-cell table:style-name="ce2" office:value-type="string">
            <text:p>Systemic lupus erythematosus</text:p>
          </table:table-cell>
          <table:table-cell office:value-type="string">
            <text:p>90% are female and between ages 14 and 45. Most common and severe in black females. Symptoms include fever, fatigue, weight loss, nonbacterial verrucous endocarditis, hilar adenopathy, and Raynaud’s phenomenon. Wire-loop lesions in kidney with immune complex deposition (with nephrotic syndrome); death from renal failure and infections. False positives on syphilis tests (RPR/VDRL) due to antiphospholipid antibodies. Lab tests detect presence of:</text:p>
          </table:table-cell>
        </table:table-row>
        <table:table-row table:style-name="ro2">
          <table:table-cell table:style-name="Default"/>
          <table:table-cell office:value-type="string">
            <text:p>1. Antinuclear antibodies (ANA)––sensitive, but not specific for SLE</text:p>
          </table:table-cell>
        </table:table-row>
        <table:table-row table:style-name="ro2">
          <table:table-cell table:style-name="Default"/>
          <table:table-cell office:value-type="string">
            <text:p>2. Antibodies to double-stranded DNA (anti-dsDNA)––very specific, poor prognosis</text:p>
          </table:table-cell>
        </table:table-row>
        <table:table-row table:style-name="ro2">
          <table:table-cell table:style-name="Default"/>
          <table:table-cell office:value-type="string">
            <text:p>3. Anti-Smith antibodies (anti-Sm)–– very specific, but not prognostic</text:p>
          </table:table-cell>
        </table:table-row>
        <table:table-row table:style-name="ro2">
          <table:table-cell table:style-name="Default"/>
          <table:table-cell office:value-type="string">
            <text:p>4. Antihistone antibodies––drug-induced lupus</text:p>
          </table:table-cell>
        </table:table-row>
        <table:table-row table:style-name="ro2">
          <table:table-cell table:style-name="Default" office:value-type="string">
            <text:p>SLE syn</text:p>
          </table:table-cell>
          <table:table-cell office:value-type="string">
            <text:p>I’M DAMN SHARP: Immunoglobulins</text:p>
          </table:table-cell>
        </table:table-row>
        <table:table-row table:style-name="ro2">
          <table:table-cell table:style-name="Default"/>
          <table:table-cell office:value-type="string">
            <text:p>(anti-dsDNA, anti-Sm,</text:p>
          </table:table-cell>
        </table:table-row>
        <table:table-row table:style-name="ro2">
          <table:table-cell table:style-name="Default"/>
          <table:table-cell office:value-type="string">
            <text:p>antiphospholipid) Malar rash Discoid rash Antinuclear antibody Mucositis (oropharyngeal</text:p>
          </table:table-cell>
        </table:table-row>
        <table:table-row table:style-name="ro2">
          <table:table-cell table:style-name="Default"/>
          <table:table-cell office:value-type="string">
            <text:p>ulcers) Neurologic disorders Serositis (pleuritis,</text:p>
          </table:table-cell>
        </table:table-row>
        <table:table-row table:style-name="ro2">
          <table:table-cell table:style-name="Default"/>
          <table:table-cell office:value-type="string">
            <text:p>pericarditis) Hematologic disorders Arthritis Renal disorders Photosensitivity</text:p>
          </table:table-cell>
        </table:table-row>
        <table:table-row table:style-name="ro2">
          <table:table-cell table:style-name="Default" office:value-type="string">
            <text:p>positive antinuclear antibodies </text:p>
          </table:table-cell>
          <table:table-cell table:style-name="Default" office:value-type="string">
            <text:p>SLE, Sjogren's, sicca, scleroderma, polymyositis, dermatomyositis, rheumatoid arthritis, juvenile arthritis, mixed connective tissue disease.</text:p>
          </table:table-cell>
        </table:table-row>
        <table:table-row table:style-name="ro2">
          <table:table-cell table:style-name="ce2" office:value-type="string">
            <text:p>Sarcoidosis</text:p>
          </table:table-cell>
          <table:table-cell office:value-type="string">
            <text:p>Characterized by immune-mediated, widespread noncaseating granulomas and elevated serum ACE levels. Common in black females.</text:p>
          </table:table-cell>
        </table:table-row>
        <table:table-row table:style-name="ro2">
          <table:table-cell table:style-name="Default"/>
          <table:table-cell office:value-type="string">
            <text:p>Associated with restrictive lung disease, bilateral hilar lymphadenopathy, erythema nodosum, Bell’s palsy, epithelial granulomas containing microscopic Schaumann and asteroid bodies, uveoparotitis, and hypercalcemia (due to elevated conversion of vitamin D to its active form in epithelioid macrophages) </text:p>
          </table:table-cell>
        </table:table-row>
        <table:table-row table:style-name="ro2">
          <table:table-cell table:style-name="Default" office:value-type="string">
            <text:p>sarcoidosis syn</text:p>
          </table:table-cell>
          <table:table-cell office:value-type="string">
            <text:p>GRAIN: Gammaglobulinemia Rheumatoid arthritis ACE increase Interstitial fibrosis Noncaseating granulomas</text:p>
          </table:table-cell>
        </table:table-row>
        <table:table-row table:style-name="ro2">
          <table:table-cell table:style-name="Default"/>
          <table:table-cell table:style-name="Default" office:value-type="string">
            <text:p>schaumann and asteroid bodies= calcium oxalate crystals. </text:p>
          </table:table-cell>
        </table:table-row>
        <table:table-row table:style-name="ro5">
          <table:table-cell table:style-name="ce2" office:value-type="string">
            <text:p>Polymyalgia rheumatica</text:p>
          </table:table-cell>
          <table:table-cell table:style-name="ce7" office:value-type="string">
            <text:p><text:span text:style-name="T3">Pain and stiffness in shoulders and hips, often with fever, malaise, and weight loss. Does not cause muscular weakness. Occurs in patients &gt; 50 years of age; associated with temporal (giant cell) arteritis.</text:span></text:p>
            <text:p><text:span text:style-name="T2">↑ </text:span><text:span text:style-name="T1">ESR, normal CK.</text:span></text:p>
          </table:table-cell>
        </table:table-row>
        <table:table-row table:style-name="ro2">
          <table:table-cell office:value-type="string">
            <text:p>Polymyositis–</text:p>
          </table:table-cell>
          <table:table-cell office:value-type="string">
            <text:p>progressive symmetric proximal muscle weakness caused by CD8+ T-cell-induced injury to myofibers. Muscle biopsy with evidence of inflammation is diagnostic.</text:p>
          </table:table-cell>
        </table:table-row>
        <table:table-row table:style-name="ro3">
          <table:table-cell office:value-type="string">
            <text:p>Dermatomyositis</text:p>
          </table:table-cell>
          <table:table-cell table:style-name="ce4" office:value-type="string">
            <text:p><text:span text:style-name="T1">similar to polymyositis, but also involves heliotrope rash, “shawl and face” rash and </text:span><text:span text:style-name="T2">↑ </text:span><text:span text:style-name="T1">risk of malignancy. “shawl and face” rash, Gottron's papules, “ mechanics's hands. </text:span></text:p>
          </table:table-cell>
        </table:table-row>
        <table:table-row table:style-name="ro3">
          <table:table-cell table:style-name="Default" office:value-type="string">
            <text:p>lab for <text:span text:style-name="T1">polymyositis/dermatomyositis</text:span></text:p>
          </table:table-cell>
          <table:table-cell table:style-name="ce4" office:value-type="string">
            <text:p><text:span text:style-name="T2">↑ </text:span><text:span text:style-name="T1">CK, </text:span><text:span text:style-name="T2">↑ </text:span><text:span text:style-name="T1">aldolase, and positive ANA, anti-Jo-1.</text:span></text:p>
          </table:table-cell>
        </table:table-row>
        <table:table-row table:style-name="ro2">
          <table:table-cell office:value-type="string">
            <text:p>Myasthenia gravis</text:p>
          </table:table-cell>
          <table:table-cell office:value-type="string">
            <text:p>Most common NMJ disorder. Autoantibodies to postsynaptic AChR cause ptosis, diplopia, and general weakness. Associated with thymoma. Symptoms worsen with muscle use. Reversal of symptoms occurs with AChE inhibitors.</text:p>
          </table:table-cell>
        </table:table-row>
        <table:table-row table:style-name="ro3">
          <table:table-cell office:value-type="string">
            <text:p>Lambert-Eaton syndrome</text:p>
          </table:table-cell>
          <table:table-cell table:style-name="ce8" office:value-type="string">
            <text:p><text:span text:style-name="T1">Autoantibodies to presynaptic Ca</text:span><text:span text:style-name="T6">2+ </text:span><text:span text:style-name="T1">channel results in </text:span><text:span text:style-name="T2">↓ </text:span><text:span text:style-name="T1">ACh release leading to proximal muscle weakness. Associated with paraneoplastic diseases (small cell lung cancer). Symptoms improve with muscle use. No reversal of symptoms with AChE inhibitors alone.</text:span></text:p>
          </table:table-cell>
        </table:table-row>
        <table:table-row table:style-name="ro2">
          <table:table-cell table:style-name="ce2" office:value-type="string">
            <text:p>Mixed connective tissue disease</text:p>
          </table:table-cell>
          <table:table-cell office:value-type="string">
            <text:p>Raynaud’s phenomenon, arthralgias, myalgias, fatigue, and esophageal hypomotility. Antibodies to U1RNP. Responds to steroids.</text:p>
          </table:table-cell>
        </table:table-row>
        <table:table-row table:style-name="ro2">
          <table:table-cell table:style-name="Default"/>
          <table:table-cell table:style-name="Default" office:value-type="string">
            <text:p>Raynaud’s FAME. Antibodies against a “Mix” of macromolecules: ribo-nucleo- protein. </text:p>
          </table:table-cell>
        </table:table-row>
        <table:table-row table:style-name="ro2">
          <table:table-cell table:style-name="ce2" office:value-type="string">
            <text:p>Scleroderma (progressive systemic sclerosis––PSS)</text:p>
          </table:table-cell>
          <table:table-cell office:value-type="string">
            <text:p>Excessive fibrosis and collagen deposition throughout the body. Commonly sclerosis of skin, manifesting as puffy and taut skin with absence of wrinkles. Also sclerosis of kidneys, pulmonary, cardiovascular, and GI systems. 75% female.</text:p>
          </table:table-cell>
        </table:table-row>
        <table:table-row table:style-name="ro2">
          <table:table-cell office:value-type="string">
            <text:p>Diffuse scleroderma</text:p>
          </table:table-cell>
          <table:table-cell office:value-type="string">
            <text:p>widespread skin involvement, rapid progression, early visceral involvement. Associated with anti-Scl-70 antibody. Anti-DNA topoisomerase I antibody ) </text:p>
          </table:table-cell>
        </table:table-row>
        <table:table-row table:style-name="ro2">
          <table:table-cell office:value-type="string">
            <text:p>CREST syndrome</text:p>
          </table:table-cell>
          <table:table-cell office:value-type="string">
            <text:p>Calcinosis, Raynaud’s phenomenon, Esophageal dysmotility, Sclerodactyly, and Telangiectasia. Limited skin involvement, often confined to fingers and face. More benign clinical course. Associated with anticentromere antibody.</text:p>
          </table:table-cell>
        </table:table-row>
        <table:table-row table:style-name="ro2">
          <table:table-cell office:value-type="string">
            <text:p>Lipoma</text:p>
          </table:table-cell>
          <table:table-cell office:value-type="string">
            <text:p>Soft, well-encapsulated fat tumor. Benign. Simple excision is usually curative.</text:p>
          </table:table-cell>
        </table:table-row>
        <table:table-row table:style-name="ro2">
          <table:table-cell office:value-type="string">
            <text:p>Liposarcoma</text:p>
          </table:table-cell>
          <table:table-cell table:style-name="ce3" office:value-type="string">
            <text:p>Malignant fat tumor that can be quite large. Will recur unless adequately excised.</text:p>
          </table:table-cell>
        </table:table-row>
        <table:table-row table:style-name="ro2">
          <table:table-cell office:value-type="string">
            <text:p>Rhabdomyosarcoma</text:p>
          </table:table-cell>
          <table:table-cell office:value-type="string">
            <text:p>Most common soft tissue tumor of childhood. Malignant. Arises from skeletal muscle,</text:p>
          </table:table-cell>
        </table:table-row>
        <table:table-row table:style-name="ro2">
          <table:table-cell table:style-name="Default"/>
          <table:table-cell office:value-type="string">
            <text:p>most often in head/neck.</text:p>
          </table:table-cell>
        </table:table-row>
        <table:table-row table:style-name="ro2">
          <table:table-cell table:style-name="Default" office:value-type="string">
            <text:p>rhadomyoma </text:p>
          </table:table-cell>
          <table:table-cell table:style-name="Default" office:value-type="string">
            <text:p>benign tumor derived from striated muscle ( skeletal or cardiac). Rhabdomyoma of the heart occurs in tuberous sclerosis. </text:p>
          </table:table-cell>
        </table:table-row>
        <table:table-row table:style-name="ro3">
          <table:table-cell office:value-type="string">
            <text:p>Hyperkeratosis</text:p>
          </table:table-cell>
          <table:table-cell table:style-name="ce4" office:value-type="string">
            <text:p><text:span text:style-name="T2">↑ </text:span><text:span text:style-name="T1">thickness of stratum corneum.</text:span></text:p>
          </table:table-cell>
        </table:table-row>
        <table:table-row table:style-name="ro2">
          <table:table-cell office:value-type="string">
            <text:p>Parakeratosis</text:p>
          </table:table-cell>
          <table:table-cell office:value-type="string">
            <text:p>Hyperkeratosis with retention of nuclei in stratum corneum (e.g., psoriasis).</text:p>
          </table:table-cell>
        </table:table-row>
        <table:table-row table:style-name="ro2">
          <table:table-cell office:value-type="string">
            <text:p>Acantholysis</text:p>
          </table:table-cell>
          <table:table-cell office:value-type="string">
            <text:p>Separation of epidermal cells.</text:p>
          </table:table-cell>
        </table:table-row>
        <table:table-row table:style-name="ro2">
          <table:table-cell office:value-type="string">
            <text:p>Acanthosis</text:p>
          </table:table-cell>
          <table:table-cell office:value-type="string">
            <text:p>Epidermal hyperplasia. Increase spinosum </text:p>
          </table:table-cell>
        </table:table-row>
        <table:table-row table:style-name="ro2">
          <table:table-cell table:style-name="Default" office:value-type="string">
            <text:p>dermatitis </text:p>
          </table:table-cell>
          <table:table-cell table:style-name="Default" office:value-type="string">
            <text:p>inflammation of the skin </text:p>
          </table:table-cell>
        </table:table-row>
        <table:table-row table:style-name="ro2">
          <table:table-cell office:value-type="string">
            <text:p>Verrucae</text:p>
          </table:table-cell>
          <table:table-cell office:value-type="string">
            <text:p>Warts. Soft, tan-colored, cauliflower-like lesions. Epidermal hyperplasia, hyperkeratosis, koilocytosis. Verruca vulgaris on hands; condyloma acuminatum on genitals (caused by HPV).</text:p>
          </table:table-cell>
        </table:table-row>
        <table:table-row table:style-name="ro2">
          <table:table-cell office:value-type="string">
            <text:p>Nevocellular nevus</text:p>
          </table:table-cell>
          <table:table-cell office:value-type="string">
            <text:p>Common mole. Benign.</text:p>
          </table:table-cell>
        </table:table-row>
        <table:table-row table:style-name="ro2">
          <table:table-cell office:value-type="string">
            <text:p>Urticaria</text:p>
          </table:table-cell>
          <table:table-cell office:value-type="string">
            <text:p>Hives. Intensely pruritic wheals that form after mast cell degranulation.</text:p>
          </table:table-cell>
        </table:table-row>
        <table:table-row table:style-name="ro3">
          <table:table-cell office:value-type="string">
            <text:p>Ephelis</text:p>
          </table:table-cell>
          <table:table-cell table:style-name="ce4" office:value-type="string">
            <text:p><text:span text:style-name="T1">Freckle. </text:span><text:span text:style-name="T2">↑ </text:span><text:span text:style-name="T1">melanin pigment. Normal number of melanocytes</text:span></text:p>
          </table:table-cell>
        </table:table-row>
        <table:table-row table:style-name="ro2">
          <table:table-cell office:value-type="string">
            <text:p>Atopic dermatitis ( eczema) </text:p>
          </table:table-cell>
          <table:table-cell office:value-type="string">
            <text:p>Pruritic eruption, commonly on skin flexures. Often associated with other atopic</text:p>
          </table:table-cell>
        </table:table-row>
        <table:table-row table:style-name="ro2">
          <table:table-cell/>
          <table:table-cell office:value-type="string">
            <text:p>diseases (asthma, allergic rhinitis).</text:p>
          </table:table-cell>
        </table:table-row>
        <table:table-row table:style-name="ro2">
          <table:table-cell office:value-type="string">
            <text:p>Allergic contact dermatitis</text:p>
          </table:table-cell>
          <table:table-cell office:value-type="string">
            <text:p>Type IV hypersensitivity reaction that follows exposure to allergen. Lesions occur at site</text:p>
          </table:table-cell>
        </table:table-row>
        <table:table-row table:style-name="ro2">
          <table:table-cell/>
          <table:table-cell office:value-type="string">
            <text:p>of contact.</text:p>
          </table:table-cell>
        </table:table-row>
        <table:table-row table:style-name="ro2">
          <table:table-cell office:value-type="string">
            <text:p>Psoriasis</text:p>
          </table:table-cell>
          <table:table-cell office:value-type="string">
            <text:p>Papules and plaques with silvery scaling, especially on knees and elbows.</text:p>
          </table:table-cell>
        </table:table-row>
        <table:table-row table:style-name="ro3">
          <table:table-cell table:style-name="Default"/>
          <table:table-cell table:style-name="ce4" office:value-type="string">
            <text:p><text:span text:style-name="T1">. Acanthosis with parakeratotic scaling (nuclei still in stratum corneum). </text:span><text:span text:style-name="T2">↑ </text:span><text:span text:style-name="T1">stratum spinosum, </text:span><text:span text:style-name="T2">↓ </text:span><text:span text:style-name="T1">stratum granulosum. Auspitz sign (bleeding spots when scales are scraped off). Can be associated with psoriatic arthritis.</text:span></text:p>
          </table:table-cell>
        </table:table-row>
        <table:table-row table:style-name="ro2">
          <table:table-cell office:value-type="string">
            <text:p>Seborrheic keratosis</text:p>
          </table:table-cell>
          <table:table-cell office:value-type="string">
            <text:p>Flat, greasy, pigmented squamous epithelial proliferation with keratin-filled cysts (horn cysts). Looks “pasted on.” Lesions occur on head, trunk, and extremities. Common benign neoplasm of older persons.</text:p>
          </table:table-cell>
        </table:table-row>
        <table:table-row table:style-name="ro2">
          <table:table-cell table:style-name="Default" office:value-type="string">
            <text:p>sign of leser Trelat </text:p>
          </table:table-cell>
          <table:table-cell table:style-name="Default" office:value-type="string">
            <text:p>sudden appearance of multiple seborrheic keratoses indicating an underlying malignancy ( GI, Lymphoid.) </text:p>
          </table:table-cell>
        </table:table-row>
        <table:table-row table:style-name="ro3">
          <table:table-cell office:value-type="string">
            <text:p>Albinism</text:p>
          </table:table-cell>
          <table:table-cell table:style-name="ce4" office:value-type="string">
            <text:p><text:span text:style-name="T1">Normal melanocyte number with </text:span><text:span text:style-name="T2">↓ </text:span><text:span text:style-name="T1">melanin production due to decrease activity of tyrosinase . </text:span></text:p>
          </table:table-cell>
        </table:table-row>
        <table:table-row table:style-name="ro2">
          <table:table-cell table:style-name="Default"/>
          <table:table-cell table:style-name="Default" office:value-type="string">
            <text:p>can also be caused by failure of neural crest cell migration during development.</text:p>
          </table:table-cell>
        </table:table-row>
        <table:table-row table:style-name="ro3">
          <table:table-cell table:style-name="Default" office:value-type="string">
            <text:p>vitiligo </text:p>
          </table:table-cell>
          <table:table-cell table:style-name="ce4" office:value-type="string">
            <text:p><text:span text:style-name="T1">Irregular areas of complete depigmentation. Caused by a </text:span><text:span text:style-name="T2">↓ </text:span><text:span text:style-name="T1">in melanocytes.</text:span></text:p>
          </table:table-cell>
        </table:table-row>
        <table:table-row table:style-name="ro2">
          <table:table-cell office:value-type="string">
            <text:p>Melasma</text:p>
          </table:table-cell>
          <table:table-cell office:value-type="string">
            <text:p>Hyperpigmentation associated with pregnancy (“mask of pregnancy”) or OCP use.</text:p>
          </table:table-cell>
        </table:table-row>
        <table:table-row table:style-name="ro2">
          <table:table-cell office:value-type="string">
            <text:p>Impetigo</text:p>
          </table:table-cell>
          <table:table-cell office:value-type="string">
            <text:p>Very superficial skin infection. Usually from S. aureus or S. pyogenes. Highly contagious. Honey-colored crusting.</text:p>
          </table:table-cell>
        </table:table-row>
        <table:table-row table:style-name="ro2">
          <table:table-cell office:value-type="string">
            <text:p>Cellulitis</text:p>
          </table:table-cell>
          <table:table-cell office:value-type="string">
            <text:p>Acute, painful spreading infection of dermis and subcutaneous tissues. Usually from S. pyogenes or S. aureus.</text:p>
          </table:table-cell>
        </table:table-row>
        <table:table-row table:style-name="ro3">
          <table:table-cell office:value-type="string">
            <text:p>Necrotizing fasciitis</text:p>
          </table:table-cell>
          <table:table-cell table:style-name="ce6" office:value-type="string">
            <text:p><text:span text:style-name="T1">Deeper tissue injury, usually from anaerobic bacteria and S. pyogenes. Results in crepitus from methane and CO</text:span><text:span text:style-name="T6">2 </text:span><text:span text:style-name="T1">production. “Flesh-eating bacteria.”</text:span></text:p>
          </table:table-cell>
        </table:table-row>
        <table:table-row table:style-name="ro2">
          <table:table-cell office:value-type="string">
            <text:p>Staphylococcal scalded skin syndrome (SSSS)</text:p>
          </table:table-cell>
          <table:table-cell office:value-type="string">
            <text:p>Exotoxin destroys keratinocyte attachments in the stratum granulosum only. Characterized by fever and generalized erythematous rash with sloughing of the upper layers of the epidermis. Seen in newborns and children.</text:p>
          </table:table-cell>
        </table:table-row>
        <table:table-row table:style-name="ro2">
          <table:table-cell office:value-type="string">
            <text:p>Hairy leukoplakia</text:p>
          </table:table-cell>
          <table:table-cell office:value-type="string">
            <text:p>White, painless plaques on the tongue that cannot be scraped off. EBV mediated. Relatively specific for HIV.</text:p>
          </table:table-cell>
        </table:table-row>
        <table:table-row table:style-name="ro2">
          <table:table-cell office:value-type="string">
            <text:p>Pemphigus vulgaris</text:p>
          </table:table-cell>
          <table:table-cell office:value-type="string">
            <text:p>otentially fatal autoimmune skin disorder with IgG antibody against desmosomes; shows immunofluorescence reveals antibodies around cells of epidermis in a retucular or netlike pattern. Acantholysis––intraepidermal bullae involving the skin and oral mucosa</text:p>
          </table:table-cell>
        </table:table-row>
        <table:table-row table:style-name="ro2">
          <table:table-cell table:style-name="Default"/>
          <table:table-cell table:style-name="Default" office:value-type="string">
            <text:p>Postive Nikolsky's sign ( separation of epidermis upon manual stroking of skin) </text:p>
          </table:table-cell>
        </table:table-row>
        <table:table-row table:style-name="ro2">
          <table:table-cell office:value-type="string">
            <text:p>Bullous pemphigoid</text:p>
          </table:table-cell>
          <table:table-cell office:value-type="string">
            <text:p>Autoimmune disorder with IgG antibody against hemidesmosomes (epidermal basement membrane; antibodies are “bullow” the epidermis); shows linear immunofluorescence. Similar to but less severe than pemphigus vulgaris––affects skin but spares oral mucosa</text:p>
          </table:table-cell>
        </table:table-row>
        <table:table-row table:style-name="ro2">
          <table:table-cell table:style-name="Default"/>
          <table:table-cell table:style-name="Default" office:value-type="string">
            <text:p>negative Nikolsky's sign </text:p>
          </table:table-cell>
        </table:table-row>
        <table:table-row table:style-name="ro2">
          <table:table-cell office:value-type="string">
            <text:p>Dermatitis herpetiformis </text:p>
          </table:table-cell>
          <table:table-cell office:value-type="string">
            <text:p>Pruritic papules and vesicles. Deposits of IgA at the tips of dermal papillae. Associated</text:p>
          </table:table-cell>
        </table:table-row>
        <table:table-row table:style-name="ro2">
          <table:table-cell/>
          <table:table-cell office:value-type="string">
            <text:p>with celiac disease.</text:p>
          </table:table-cell>
        </table:table-row>
        <table:table-row table:style-name="ro2">
          <table:table-cell office:value-type="string">
            <text:p>Erythema multiforme</text:p>
          </table:table-cell>
          <table:table-cell office:value-type="string">
            <text:p>Associated with infections, drugs, cancers, and autoimmune disease. Presents with multiple types of lesions––macules, papules, vesicles, and target lesions (red papules with a pale central area).</text:p>
          </table:table-cell>
        </table:table-row>
        <table:table-row table:style-name="ro2">
          <table:table-cell office:value-type="string">
            <text:p>Stevens-Johnson syndrome</text:p>
          </table:table-cell>
          <table:table-cell office:value-type="string">
            <text:p>Characterized by fever, bulla formation and necrosis, sloughing of skin, and a high mortality rate. Usually associated with adverse drug reaction.</text:p>
          </table:table-cell>
        </table:table-row>
        <table:table-row table:style-name="ro2">
          <table:table-cell office:value-type="string">
            <text:p>Lichen planus</text:p>
          </table:table-cell>
          <table:table-cell office:value-type="string">
            <text:p>Pruritic, Purple, Polygonal Papules. Sawtooth infiltrate of lymphocytes at dermal-epidermal junction.</text:p>
          </table:table-cell>
        </table:table-row>
        <table:table-row table:style-name="ro2">
          <table:table-cell office:value-type="string">
            <text:p>Actinic keratosis</text:p>
          </table:table-cell>
          <table:table-cell office:value-type="string">
            <text:p>Premalignant lesions caused by sun exposure. Small, rough, erythematous or brownish papules. “Cutaneous horn.” Risk of carcinoma is proportional to epithelial dysplasia.</text:p>
          </table:table-cell>
        </table:table-row>
        <table:table-row table:style-name="ro2">
          <table:table-cell office:value-type="string">
            <text:p>Acanthosis nigricans</text:p>
          </table:table-cell>
          <table:table-cell office:value-type="string">
            <text:p>Hyperplasia of stratum spinosum. Associated with hyperlipidemia hyperinsulinemia (e.g., from Cushing’s</text:p>
          </table:table-cell>
        </table:table-row>
        <table:table-row table:style-name="ro2">
          <table:table-cell table:style-name="Default"/>
          <table:table-cell office:value-type="string">
            <text:p>disease, diabetes) and visceral malignancy.</text:p>
          </table:table-cell>
        </table:table-row>
        <table:table-row table:style-name="ro2">
          <table:table-cell table:style-name="Default" office:value-type="string">
            <text:p>erythema nodosum </text:p>
          </table:table-cell>
          <table:table-cell table:style-name="Default" office:value-type="string">
            <text:p>inflammation lesions of subcutaneous fat, usually on anterior shins. Associated with coccidiodomycosis, histoplasmosis, TB,leprosy, streptococcal infections, sarcoidosis. </text:p>
          </table:table-cell>
        </table:table-row>
        <table:table-row table:style-name="ro2">
          <table:table-cell table:style-name="Default" office:value-type="string">
            <text:p>pityriasis rosea </text:p>
          </table:table-cell>
          <table:table-cell table:style-name="Default" office:value-type="string">
            <text:p>“Herald patch” followed days later by “Christmas tree “ distribution. Multiple papular eruptions. Remits spontaneously. </text:p>
          </table:table-cell>
        </table:table-row>
        <table:table-row table:style-name="ro2">
          <table:table-cell table:style-name="Default" office:value-type="string">
            <text:p>Strawberry hemangioma </text:p>
          </table:table-cell>
          <table:table-cell table:style-name="Default" office:value-type="string">
            <text:p>first few weeks of life ( 1/200 births), grows rapidly and regress spontaneously at 5-8 years of age. </text:p>
          </table:table-cell>
        </table:table-row>
        <table:table-row table:style-name="ro2">
          <table:table-cell office:value-type="string">
            <text:p>Squamous cell carcinoma</text:p>
          </table:table-cell>
          <table:table-cell office:value-type="string">
            <text:p>Very common. Associated with excessive exposure to sunlight and arsenic exposure. Commonly appear on hands and face. Locally invasive, but rarely metastasizes. Ulcerative red lesion. Histopathology: keratin “pearls</text:p>
          </table:table-cell>
        </table:table-row>
        <table:table-row table:style-name="ro2">
          <table:table-cell table:style-name="Default" office:value-type="string">
            <text:p>Actinic keratosis</text:p>
          </table:table-cell>
          <table:table-cell table:style-name="Default" office:value-type="string">
            <text:p>precursor to squamous cell carcinoma </text:p>
          </table:table-cell>
        </table:table-row>
        <table:table-row table:style-name="ro2">
          <table:table-cell table:style-name="Default" office:value-type="string">
            <text:p>keratoacanthoma </text:p>
          </table:table-cell>
          <table:table-cell table:style-name="Default" office:value-type="string">
            <text:p>variant that grows rapidly and regresses spontaneously </text:p>
          </table:table-cell>
        </table:table-row>
        <table:table-row table:style-name="ro2">
          <table:table-cell office:value-type="string">
            <text:p>Basal cell carcinoma</text:p>
          </table:table-cell>
          <table:table-cell office:value-type="string">
            <text:p>Most common in sun-exposed areas of body. Locally invasive, but almost never metastasizes. Rolled edges with central ulceration. Gross pathology: pearly papules</text:p>
          </table:table-cell>
        </table:table-row>
        <table:table-row table:style-name="ro2">
          <table:table-cell table:style-name="Default"/>
          <table:table-cell office:value-type="string">
            <text:p>Basal cell tumors have “palisading” nuclei.</text:p>
          </table:table-cell>
        </table:table-row>
        <table:table-row table:style-name="ro2">
          <table:table-cell table:style-name="Default" office:value-type="string">
            <text:p>dysplastic nevus </text:p>
          </table:table-cell>
          <table:table-cell table:style-name="Default" office:value-type="string">
            <text:p>atypical mole, a precursor to melanoma </text:p>
          </table:table-cell>
        </table:table-row>
        <table:table-row table:style-name="ro3">
          <table:table-cell office:value-type="string">
            <text:p>Melanoma</text:p>
          </table:table-cell>
          <table:table-cell table:style-name="ce4" office:value-type="string">
            <text:p><text:span text:style-name="T1">Common tumor with significant risk of metastasis. S-100 tumor marker. Associated with sunlight exposure; fair-skinned persons are at </text:span><text:span text:style-name="T2">↑ </text:span><text:span text:style-name="T1">risk. Depth of tumor correlates with risk of metastasis. Dark with irregular borders</text:span></text:p>
          </table:table-cell>
        </table:table-row>
      </table:table>
      <table:table table:name="Sheet2" table:style-name="ta1" table:print="false">
        <table:table-column table:style-name="co3" table:default-cell-style-name="Default"/>
        <table:table-row table:style-name="ro1">
          <table:table-cell/>
        </table:table-row>
      </table:table>
      <table:table table:name="Sheet3" table:style-name="ta1" table:print="false">
        <table:table-column table:style-name="co3" table:default-cell-style-name="Default"/>
        <table:table-row table:style-name="ro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ymbol" svg:font-family="Symbol"/>
    <style:font-face style:name="Helvetica" svg:font-family="Helvetica" style:font-family-generic="swiss"/>
    <style:font-face style:name="Arial" svg:font-family="Aria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Arial Unicode M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7-24">07/24/2010</text:date>, <text:time>16:58:46</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nicole  tang</meta:initial-creator>
    <meta:creation-date>2010-07-23T09:39:23</meta:creation-date>
    <dc:date>2010-07-24T16:58:46</dc:date>
    <dc:creator>Jianshi Huang</dc:creator>
    <meta:editing-duration>PT04H55M06S</meta:editing-duration>
    <meta:editing-cycles>3</meta:editing-cycles>
    <meta:generator>OpenOffice.org/3.2$Unix OpenOffice.org_project/320m12$Build-9483</meta:generator>
    <meta:document-statistic meta:table-count="3" meta:cell-count="251" meta:object-count="0"/>
  </office:meta>
</office:document-meta>
</file>